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7cm" svg:stroke-color="#000000" draw:marker-start-width="1.05cm" draw:marker-end-width="1.05cm" draw:textarea-horizontal-align="center" draw:textarea-vertical-align="middle" fo:padding-top="0.347cm" fo:padding-bottom="0.347cm" fo:padding-left="0.347cm" fo:padding-right="0.3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711cm" svg:stroke-color="#000000" draw:marker-start-width="0.915cm" draw:marker-end-width="0.915cm" draw:textarea-horizontal-align="center" draw:textarea-vertical-align="middle" fo:padding-top="0.353cm" fo:padding-bottom="0.353cm" fo:padding-left="0.353cm" fo:padding-r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72cm" svg:stroke-color="#000000" draw:marker-start-width="0.829cm" draw:marker-end-width="0.829cm" draw:textarea-horizontal-align="center" draw:textarea-vertical-align="middle" fo:padding-top="0.356cm" fo:padding-bottom="0.356cm" fo:padding-left="0.356cm" fo:padding-right="0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73cm" svg:stroke-color="#000000" draw:marker-start-width="0.845cm" draw:marker-end-width="0.845cm" draw:textarea-horizontal-align="center" draw:textarea-vertical-align="middle" fo:padding-top="0.362cm" fo:padding-bottom="0.362cm" fo:padding-left="0.362cm" fo:padding-right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741cm" svg:stroke-color="#000000" draw:marker-start-width="0.859cm" draw:marker-end-width="0.859cm" draw:textarea-horizontal-align="center" draw:textarea-vertical-align="middle" fo:padding-top="0.365cm" fo:padding-bottom="0.365cm" fo:padding-left="0.365cm" fo:padding-right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75cm" svg:stroke-color="#000000" draw:marker-start-width="0.873cm" draw:marker-end-width="0.873cm" draw:textarea-horizontal-align="center" draw:textarea-vertical-align="middle" fo:padding-top="0.37cm" fo:padding-bottom="0.37cm" fo:padding-left="0.37cm" fo:padding-r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76cm" svg:stroke-color="#000000" draw:marker-start-width="0.889cm" draw:marker-end-width="0.889cm" draw:textarea-horizontal-align="center" draw:textarea-vertical-align="middle" fo:padding-top="0.376cm" fo:padding-bottom="0.376cm" fo:padding-left="0.376cm" fo:padding-right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771cm" svg:stroke-color="#000000" draw:marker-start-width="0.903cm" draw:marker-end-width="0.903cm" draw:textarea-horizontal-align="center" draw:textarea-vertical-align="middle" fo:padding-top="0.379cm" fo:padding-bottom="0.379cm" fo:padding-left="0.379cm" fo:padding-right="0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78cm" svg:stroke-color="#000000" draw:marker-start-width="0.917cm" draw:marker-end-width="0.917cm" draw:textarea-horizontal-align="center" draw:textarea-vertical-align="middle" fo:padding-top="0.385cm" fo:padding-bottom="0.385cm" fo:padding-left="0.385cm" fo:padding-r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79cm" svg:stroke-color="#000000" draw:marker-start-width="0.933cm" draw:marker-end-width="0.933cm" draw:textarea-horizontal-align="center" draw:textarea-vertical-align="middle" fo:padding-top="0.39cm" fo:padding-bottom="0.39cm" fo:padding-left="0.39cm" fo:padding-right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7,00 až 7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15T14:57:39.933000000</dc:date>
    <meta:editing-duration>PT5M16S</meta:editing-duration>
    <meta:editing-cycles>5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